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7D0000007AF96EEF28.png" manifest:media-type="image/png"/>
  <manifest:file-entry manifest:full-path="Pictures/1000000000000069000000651CFACA30.png" manifest:media-type="image/png"/>
  <manifest:file-entry manifest:full-path="Pictures/10000000000000570000007E403A8431.png" manifest:media-type="image/png"/>
  <manifest:file-entry manifest:full-path="Pictures/10000000000000450000007D44965170.png" manifest:media-type="image/png"/>
  <manifest:file-entry manifest:full-path="Pictures/100000000000006A00000069DB5FBB8E.png" manifest:media-type="image/png"/>
  <manifest:file-entry manifest:full-path="Pictures/100000000000007F00000073204CFF9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306cm" svg:height="3.227cm" svg:x="1.737cm" svg:y="1.531cm">
          <draw:image xlink:href="Pictures/100000000000007D0000007AF96EEF28.png" xlink:type="simple" xlink:show="embed" xlink:actuate="onLoad" draw:mime-type="image/png">
            <text:p/>
          </draw:image>
        </draw:frame>
        <draw:frame draw:style-name="gr1" draw:text-style-name="P1" draw:layer="layout" svg:width="1.825cm" svg:height="3.306cm" svg:x="7.944cm" svg:y="1.51cm">
          <draw:image xlink:href="Pictures/10000000000000450000007D44965170.png" xlink:type="simple" xlink:show="embed" xlink:actuate="onLoad" draw:mime-type="image/png">
            <text:p/>
          </draw:image>
        </draw:frame>
        <draw:frame draw:style-name="gr1" draw:text-style-name="P1" draw:layer="layout" svg:width="2.301cm" svg:height="3.333cm" svg:x="14.207cm" svg:y="1.553cm">
          <draw:image xlink:href="Pictures/10000000000000570000007E403A8431.png" xlink:type="simple" xlink:show="embed" xlink:actuate="onLoad" draw:mime-type="image/png">
            <text:p/>
          </draw:image>
        </draw:frame>
        <draw:frame draw:style-name="gr1" draw:text-style-name="P1" draw:layer="layout" svg:width="2.777cm" svg:height="2.671cm" svg:x="1.89cm" svg:y="6.659cm">
          <draw:image xlink:href="Pictures/1000000000000069000000651CFACA30.png" xlink:type="simple" xlink:show="embed" xlink:actuate="onLoad" draw:mime-type="image/png">
            <text:p/>
          </draw:image>
        </draw:frame>
        <draw:frame draw:style-name="gr1" draw:text-style-name="P1" draw:layer="layout" svg:width="2.804cm" svg:height="2.777cm" svg:x="7.283cm" svg:y="6.433cm">
          <draw:image xlink:href="Pictures/100000000000006A00000069DB5FBB8E.png" xlink:type="simple" xlink:show="embed" xlink:actuate="onLoad" draw:mime-type="image/png">
            <text:p/>
          </draw:image>
        </draw:frame>
        <draw:frame draw:style-name="gr1" draw:text-style-name="P1" draw:layer="layout" svg:width="3.359cm" svg:height="3.042cm" svg:x="12.872cm" svg:y="6.473cm">
          <draw:image xlink:href="Pictures/100000000000007F00000073204CFF9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Magnus Stefansson</meta:initial-creator>
    <meta:creation-date>2025-06-09T19:52:35.783000000</meta:creation-date>
    <dc:date>2025-06-09T19:59:29.769000000</dc:date>
    <dc:creator>Magnus Stefansson</dc:creator>
    <meta:editing-duration>PT6M55S</meta:editing-duration>
    <meta:editing-cycles>1</meta:editing-cycles>
    <meta:document-statistic meta:object-count="6"/>
    <meta:generator>LibreOffice/24.8.6.2$Windows_X86_64 LibreOffice_project/6d98ba145e9a8a39fc57bcc76981d1fb1316c60c</meta:generator>
  </office:meta>
</office:document-meta>
</file>